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400000001204255EABA.jpg"/>
  <manifest:file-entry manifest:media-type="image/png" manifest:full-path="Pictures/10000201000001F4000001911973CEF4.png"/>
  <manifest:file-entry manifest:media-type="image/png" manifest:full-path="Pictures/1000020100000347000003AEBB687A0A.png"/>
  <manifest:file-entry manifest:media-type="image/png" manifest:full-path="Pictures/10000201000002F7000002A623EE0A61.png"/>
  <manifest:file-entry manifest:media-type="image/png" manifest:full-path="Pictures/1000020100000247000002D0FA0CA5AD.png"/>
  <manifest:file-entry manifest:media-type="image/png" manifest:full-path="Pictures/10000201000001E60000009052FE07C1.png"/>
  <manifest:file-entry manifest:media-type="image/png" manifest:full-path="Pictures/10000000000004B0000002224ACE963B.png"/>
  <manifest:file-entry manifest:media-type="image/png" manifest:full-path="Pictures/1000020100000320000002EB8940508A.png"/>
  <manifest:file-entry manifest:media-type="image/jpeg" manifest:full-path="Pictures/10000000000000FA00000099B4C7D32C.jpg"/>
  <manifest:file-entry manifest:media-type="image/png" manifest:full-path="Pictures/10000201000001FC000002A620EBDD1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Fine_20_Dashed"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family="'DejaVu Sans'" style:font-family-generic="swiss" style:font-pitch="variable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DejaVu Sans'" style:font-family-generic="swiss" style:font-pitch="variable" fo:font-size="40pt" style:font-size-asian="40pt" style:font-size-complex="40pt"/>
    </style:style>
    <style:style style:name="P4" style:family="paragraph">
      <style:text-properties fo:font-family="'DejaVu Sans'" style:font-family-generic="swiss" style:font-pitch="variable" fo:font-size="16pt" style:font-size-asian="16pt" style:font-size-complex="16pt"/>
    </style:style>
    <style:style style:name="P5" style:family="paragraph">
      <style:text-properties fo:font-family="'DejaVu Sans'" style:font-family-generic="swiss" style:font-pitch="variable" fo:font-size="22pt" style:font-size-asian="22pt" style:font-size-complex="22pt"/>
    </style:style>
    <style:style style:name="P6" style:family="paragraph">
      <style:paragraph-properties fo:text-align="center"/>
      <style:text-properties fo:font-family="'DejaVu Sans'" style:font-family-generic="swiss" style:font-pitch="variable" fo:font-size="26pt" style:font-size-asian="26pt" style:font-size-complex="2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95cm" svg:height="13.335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98cm" svg:height="1.4cm" svg:x="1.2cm" svg:y="8.299cm">
          <draw:image xlink:href="Pictures/1000000000000400000001204255EABA.jpg" xlink:type="simple" xlink:show="embed" xlink:actuate="onLoad">
            <text:p/>
          </draw:image>
        </draw:frame>
        <draw:custom-shape draw:style-name="gr3" draw:text-style-name="P3" draw:layer="layout" svg:width="5.08cm" svg:height="3.81cm" svg:x="3.54cm" svg:y="10.52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layer="layout" svg:width="6.985cm" svg:height="6.35cm" svg:x="3.24cm" svg:y="4.81cm">
          <text:p/>
          <draw:enhanced-geometry svg:viewBox="0 0 21600 21600" draw:text-areas="0 0 21600 ?f0" draw:type="down-arrow-callout" draw:modifiers="10206.518658479 5400 17886.0651865848 9167.47781276839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2" draw:text-style-name="P2" draw:layer="layout" svg:width="1.905cm" svg:height="2.352cm" svg:x="3.875cm" svg:y="5.2cm">
          <draw:image xlink:href="Pictures/1000020100000247000002D0FA0CA5AD.png" xlink:type="simple" xlink:show="embed" xlink:actuate="onLoad">
            <text:p/>
          </draw:image>
        </draw:frame>
        <draw:frame draw:style-name="gr2" draw:text-style-name="P2" draw:layer="layout" svg:width="3.175cm" svg:height="1.943cm" svg:x="6.615cm" svg:y="5.32cm">
          <draw:image xlink:href="Pictures/10000000000000FA00000099B4C7D32C.jpg" xlink:type="simple" xlink:show="embed" xlink:actuate="onLoad">
            <text:p/>
          </draw:image>
        </draw:frame>
        <draw:frame draw:style-name="gr2" draw:text-style-name="P2" draw:layer="layout" svg:width="4.445cm" svg:height="1.317cm" svg:x="7.35cm" svg:y="8.367cm">
          <draw:image xlink:href="Pictures/10000201000001E60000009052FE07C1.png" xlink:type="simple" xlink:show="embed" xlink:actuate="onLoad">
            <text:p/>
          </draw:image>
        </draw:frame>
        <draw:custom-shape draw:style-name="gr3" draw:text-style-name="P3" draw:layer="layout" svg:width="5.08cm" svg:height="3.81cm" svg:x="2.905cm" svg:y="11.1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4" draw:layer="layout" svg:width="3.584cm" svg:height="2.207cm" svg:x="3.766cm" svg:y="12.43cm">
          <draw:text-box>
            <text:p text:style-name="P4"><text:span text:style-name="T1">MySQL,</text:span></text:p>
            <text:p text:style-name="P4"><text:span text:style-name="T1">flat file,</text:span></text:p>
            <text:p text:style-name="P4"><text:span text:style-name="T1">BLAST DBs</text:span></text:p>
          </draw:text-box>
        </draw:frame>
        <draw:frame draw:style-name="gr5" draw:text-style-name="P5" draw:layer="layout" svg:width="7.542cm" svg:height="2.055cm" svg:x="2.626cm" svg:y="2.755cm">
          <draw:text-box>
            <text:p text:style-name="P5"><text:span text:style-name="T2">Data retrieval and</text:span></text:p>
            <text:p text:style-name="P5"><text:span text:style-name="T2">integration</text:span></text:p>
          </draw:text-box>
        </draw:frame>
        <draw:path draw:style-name="gr6" draw:text-style-name="P6" draw:layer="layout" svg:width="9.525cm" svg:height="13.335cm" svg:x="14.335cm" svg:y="2.269cm" svg:viewBox="0 0 9526 13336" svg:d="m1270 0h5080c635 0 1271 635 1271 1270v4830h1269v-635l636 1270-636 1271v-636h-1269v4695c0 635-636 1271-1271 1271h-5080c-635 0-1270-636-1270-1271v-10795c0-635 635-1270 1270-1270z">
          <text:p/>
        </draw:path>
        <draw:frame draw:style-name="gr2" draw:text-style-name="P2" draw:layer="layout" svg:width="5.715cm" svg:height="7.629cm" svg:x="14.97cm" svg:y="5.123cm">
          <draw:image xlink:href="Pictures/10000201000001FC000002A620EBDD17.png" xlink:type="simple" xlink:show="embed" xlink:actuate="onLoad">
            <text:p/>
          </draw:image>
        </draw:frame>
        <draw:frame draw:style-name="gr2" draw:text-style-name="P2" draw:layer="layout" svg:width="5.95cm" svg:height="5.315cm" svg:x="15.57cm" svg:y="7.282cm">
          <draw:image xlink:href="Pictures/10000201000002F7000002A623EE0A61.png" xlink:type="simple" xlink:show="embed" xlink:actuate="onLoad">
            <text:p/>
          </draw:image>
        </draw:frame>
        <draw:frame draw:style-name="gr2" draw:text-style-name="P2" draw:layer="layout" svg:width="5.96cm" svg:height="4.78cm" svg:x="14.725cm" svg:y="9.764cm">
          <draw:image xlink:href="Pictures/10000201000001F4000001911973CEF4.png" xlink:type="simple" xlink:show="embed" xlink:actuate="onLoad">
            <text:p/>
          </draw:image>
        </draw:frame>
        <draw:frame draw:style-name="gr5" draw:text-style-name="P5" draw:layer="layout" svg:width="6.742cm" svg:height="2.055cm" svg:x="14.774cm" svg:y="2.755cm">
          <draw:text-box>
            <text:p text:style-name="P5"><text:span text:style-name="T2">Web-based user</text:span></text:p>
            <text:p text:style-name="P5"><text:span text:style-name="T2">interface</text:span></text:p>
          </draw:text-box>
        </draw:frame>
        <draw:custom-shape draw:style-name="gr7" draw:text-style-name="P6" draw:layer="layout" svg:width="5.62cm" svg:height="13.335cm" svg:x="23.86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6" draw:layer="layout" svg:width="5.08cm" svg:height="5.08cm" svg:x="24cm" svg:y="6.0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4.904cm" svg:height="4.578cm" svg:x="24.088cm" svg:y="6.261cm">
            <draw:image xlink:href="Pictures/1000020100000320000002EB8940508A.png" xlink:type="simple" xlink:show="embed" xlink:actuate="onLoad">
              <text:p/>
            </draw:image>
          </draw:frame>
        </draw:g>
        <draw:g>
          <draw:custom-shape draw:style-name="gr4" draw:text-style-name="P6" draw:layer="layout" svg:width="5.08cm" svg:height="5.08cm" svg:x="24.26cm" svg:y="9.72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4.468cm" svg:height="5.016cm" svg:x="24.566cm" svg:y="9.757cm">
            <draw:image xlink:href="Pictures/1000020100000347000003AEBB687A0A.png" xlink:type="simple" xlink:show="embed" xlink:actuate="onLoad">
              <text:p/>
            </draw:image>
          </draw:frame>
        </draw:g>
        <draw:frame draw:style-name="gr5" draw:text-style-name="P5" draw:layer="layout" svg:width="3.897cm" svg:height="2.957cm" svg:x="24.722cm" svg:y="2.905cm">
          <draw:text-box>
            <text:p text:style-name="P5">Further</text:p>
            <text:p text:style-name="P5">user</text:p>
            <text:p text:style-name="P5">analyses</text:p>
          </draw:text-box>
        </draw:frame>
        <draw:custom-shape draw:style-name="gr8" draw:text-style-name="P6" draw:layer="layout" svg:width="6.985cm" svg:height="2.116cm" svg:x="7.985cm" svg:y="11.372cm">
          <text:p/>
          <draw:enhanced-geometry svg:viewBox="0 0 21600 21600" draw:text-areas="?f0 0 ?f4 21600" draw:type="left-right-arrow-callout" draw:modifiers="3823.43524471854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2" draw:text-style-name="P2" draw:layer="layout" svg:width="4.195cm" svg:height="1.908cm" svg:x="9.405cm" svg:y="11.492cm">
          <draw:image xlink:href="Pictures/10000000000004B0000002224ACE963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18.00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10T14:00:12</meta:creation-date>
    <dc:date>2009-05-10T16:13:41</dc:date>
    <meta:editing-duration>PT02H13M30S</meta:editing-duration>
    <meta:editing-cycles>12</meta:editing-cycles>
    <meta:generator>OpenOffice.org/3.0$Unix OpenOffice.org_project/300m15$Build-9379</meta:generator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